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justify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o1" style:family="table-column">
      <style:table-column-properties fo:break-before="auto" style:column-width="5.66208333333333cm"/>
    </style:style>
    <style:style style:name="co2" style:family="table-column">
      <style:table-column-properties fo:break-before="auto" style:column-width="12.117916666666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3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iccionario_ESI_202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ística y Censo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4">
            <text:p>INEC_PDA_202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4">
            <text:p>INEC_DIES_ESI_202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ESI_2022.csv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5">
            <text:p>La información Estadística de Entradas y Salidas Internacionales (ESI) 2022, está constituída de 5.054.633 registros, que correspode a <text:s/>los movimientos de entradas y salidas de ecuatorianos y extranjeros registradas en las diferentes Jefaturas de Migración que realizan el control migratorio correspondiente en el año de investigación y de 24 variables.<text:s/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Nombre del campo</text:p>
          </table:table-cell>
          <table:table-cell office:value-type="string" table:style-name="ce6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tip_movi</text:p>
          </table:table-cell>
          <table:table-cell office:value-type="string" table:style-name="ce8">
            <text:p>Tipo de movimient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tip_naci</text:p>
          </table:table-cell>
          <table:table-cell office:value-type="string" table:style-name="ce8">
            <text:p>Tipo de nacionalidad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anio_movi</text:p>
          </table:table-cell>
          <table:table-cell office:value-type="string" table:style-name="ce8">
            <text:p>Año de movimient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mes_movi</text:p>
          </table:table-cell>
          <table:table-cell office:value-type="string" table:style-name="ce8">
            <text:p>Mes de movimient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ia_movi</text:p>
          </table:table-cell>
          <table:table-cell office:value-type="string" table:style-name="ce8">
            <text:p>Día de movimient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ex_migr</text:p>
          </table:table-cell>
          <table:table-cell office:value-type="string" table:style-name="ce8">
            <text:p>Sex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nac_migr</text:p>
          </table:table-cell>
          <table:table-cell office:value-type="string" table:style-name="ce8">
            <text:p>Nacionalidad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ubcont_nac</text:p>
          </table:table-cell>
          <table:table-cell office:value-type="string" table:style-name="ce8">
            <text:p>Subcontinente de Nacionalidad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cont_nac</text:p>
          </table:table-cell>
          <table:table-cell office:value-type="string" table:style-name="ce8">
            <text:p>Continente de Nacionalidad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via_tran</text:p>
          </table:table-cell>
          <table:table-cell office:value-type="string" table:style-name="ce8">
            <text:p>Medio de transporte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mot_viam</text:p>
          </table:table-cell>
          <table:table-cell office:value-type="string" table:style-name="ce8">
            <text:p>Motivo de viaje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pais_prod</text:p>
          </table:table-cell>
          <table:table-cell office:value-type="string" table:style-name="ce8">
            <text:p>País de procedencia destino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subcont_prod</text:p>
          </table:table-cell>
          <table:table-cell office:value-type="string" table:style-name="ce8">
            <text:p>Subcontinente de Procedencia destino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cont_prod</text:p>
          </table:table-cell>
          <table:table-cell office:value-type="string" table:style-name="ce8">
            <text:p>Continente de Procedencia Destino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lug_prod</text:p>
          </table:table-cell>
          <table:table-cell office:value-type="string" table:style-name="ce8">
            <text:p>Lugar de procedencia destino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ais_res</text:p>
          </table:table-cell>
          <table:table-cell office:value-type="string" table:style-name="ce8">
            <text:p>País de reside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subcont_res</text:p>
          </table:table-cell>
          <table:table-cell office:value-type="string" table:style-name="ce8">
            <text:p>Subcontinente de Reside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cont_res</text:p>
          </table:table-cell>
          <table:table-cell office:value-type="string" table:style-name="ce8">
            <text:p>Continente de Reside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jef_migr</text:p>
          </table:table-cell>
          <table:table-cell office:value-type="string" table:style-name="ce8">
            <text:p>Jefatura de Migración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ro_jefm</text:p>
          </table:table-cell>
          <table:table-cell office:value-type="string" table:style-name="ce8">
            <text:p>Provincia Jefatura de Migración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can_jefm</text:p>
          </table:table-cell>
          <table:table-cell office:value-type="string" table:style-name="ce8">
            <text:p>Cantón Jefatura de Migración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cla_migr</text:p>
          </table:table-cell>
          <table:table-cell office:value-type="string" table:style-name="ce8">
            <text:p>Clase de migración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ocu_migr</text:p>
          </table:table-cell>
          <table:table-cell office:value-type="string" table:style-name="ce8">
            <text:p>Ocupación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edad</text:p>
          </table:table-cell>
          <table:table-cell office:value-type="string" table:style-name="ce8">
            <text:p>Edad</text:p>
          </table:table-cell>
          <table:table-cell table:number-columns-repeated="16382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</office:font-face-decls>
  <office:styles>
    <number:number-style style:name="N0">
      <number:number number:min-integer-digits="1"/>
    </number:number-style>
    <style:style style:name="Hiperv_237_nculo" style:display-name="Hipervínculo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INEC Jose Carlos Andrade</meta:initial-creator>
    <dc:creator>INEC Cristian Molina</dc:creator>
    <meta:creation-date>2019-06-06T16:47:47Z</meta:creation-date>
    <dc:date>2023-04-24T15:19:04Z</dc:date>
  </office:meta>
</office:document-meta>
</file>